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9">
            <text:p>AA-23939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810.0">
            <text:p>781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01">
            <text:p>-13.01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3">
            <text:p>AA-23813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90.0">
            <text:p>44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5">
            <text:p>-4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1">
            <text:p>AA-23811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5040.0">
            <text:p>504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8">
            <text:p>-6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5">
            <text:p>AA-22665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5375.0">
            <text:p>53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4">
            <text:p>-7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6">
            <text:p>AA-22666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360.0">
            <text:p>736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82">
            <text:p>-1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8">
            <text:p>AA-23938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050.0">
            <text:p>7050.0</text:p>
          </table:table-cell>
          <table:table-cell office:value-type="float" office:value="110.0">
            <text:p>11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1">
            <text:p>AA-23521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105.0">
            <text:p>410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7">
            <text:p>AA-2266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30.0">
            <text:p>72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1">
            <text:p>-14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4">
            <text:p>AA-23814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4445.0">
            <text:p>44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9">
            <text:p>-4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9">
            <text:p>AA-23519</text:p>
          </table:table-cell>
          <table:table-cell office:value-type="float" office:value="53.33">
            <text:p>53.33</text:p>
          </table:table-cell>
          <table:table-cell office:value-type="float" office:value="0.27">
            <text:p>0.27</text:p>
          </table:table-cell>
          <table:table-cell office:value-type="float" office:value="4275.0">
            <text:p>427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87">
            <text:p>1.87</text:p>
          </table:table-cell>
          <table:table-cell office:value-type="float" office:value="1.87">
            <text:p>1.87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8">
            <text:p>AA-23518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95.0">
            <text:p>64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49">
            <text:p>-1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7">
            <text:p>AA-23517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6485.0">
            <text:p>64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6">
            <text:p>-10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16">
            <text:p>AA-23516</text:p>
          </table:table-cell>
          <table:table-cell office:value-type="float" office:value="53.47">
            <text:p>53.47</text:p>
          </table:table-cell>
          <table:table-cell office:value-type="float" office:value="0.05">
            <text:p>0.05</text:p>
          </table:table-cell>
          <table:table-cell office:value-type="float" office:value="5535.0">
            <text:p>55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6">
            <text:p>-8.36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6">
            <text:p>Q-686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340.0">
            <text:p>3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520">
            <text:p>AA-23520</text:p>
          </table:table-cell>
          <table:table-cell office:value-type="float" office:value="53.16">
            <text:p>53.16</text:p>
          </table:table-cell>
          <table:table-cell office:value-type="float" office:value="0.28">
            <text:p>0.28</text:p>
          </table:table-cell>
          <table:table-cell office:value-type="float" office:value="2570.0">
            <text:p>25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7">
            <text:p>AA-23817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115.0">
            <text:p>611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34">
            <text:p>-9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685">
            <text:p>Q-685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3943.0">
            <text:p>3943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3">
            <text:p>AA-23943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55.0">
            <text:p>7555.0</text:p>
          </table:table-cell>
          <table:table-cell office:value-type="float" office:value="75.0">
            <text:p>7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2">
            <text:p>AA-23942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460.0">
            <text:p>7460.0</text:p>
          </table:table-cell>
          <table:table-cell office:value-type="float" office:value="65.0">
            <text:p>6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59">
            <text:p>-13.59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1">
            <text:p>AA-22661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5310.0">
            <text:p>5310.0</text:p>
          </table:table-cell>
          <table:table-cell office:value-type="float" office:value="65.0">
            <text:p>6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54">
            <text:p>-7.5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0">
            <text:p>AA-22660</text:p>
          </table:table-cell>
          <table:table-cell office:value-type="float" office:value="53.31">
            <text:p>53.31</text:p>
          </table:table-cell>
          <table:table-cell office:value-type="float" office:value="0.27">
            <text:p>0.27</text:p>
          </table:table-cell>
          <table:table-cell office:value-type="float" office:value="4650.0">
            <text:p>4650.0</text:p>
          </table:table-cell>
          <table:table-cell office:value-type="float" office:value="45.0">
            <text:p>4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5">
            <text:p>-6.45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18">
            <text:p>AA-23818</text:p>
          </table:table-cell>
          <table:table-cell office:value-type="float" office:value="53.15">
            <text:p>53.15</text:p>
          </table:table-cell>
          <table:table-cell office:value-type="float" office:value="0.32">
            <text:p>0.32</text:p>
          </table:table-cell>
          <table:table-cell office:value-type="float" office:value="6725.0">
            <text:p>672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43">
            <text:p>1.43</text:p>
          </table:table-cell>
          <table:table-cell office:value-type="float" office:value="1.43">
            <text:p>1.43</text:p>
          </table:table-cell>
          <table:table-cell office:value-type="string" office:value="BrewEtal2015,ShennanEtal2018">
            <text:p>BrewEtal2015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7">
            <text:p>AA-23827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5200.0">
            <text:p>52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1">
            <text:p>AA-23941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100.0">
            <text:p>10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8">
            <text:p>AA-23828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885.0">
            <text:p>48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37">
            <text:p>AA-23937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260.0">
            <text:p>7260.0</text:p>
          </table:table-cell>
          <table:table-cell office:value-type="float" office:value="70.0">
            <text:p>7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2.24">
            <text:p>-12.24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2664">
            <text:p>AA-22664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4485.0">
            <text:p>4485.0</text:p>
          </table:table-cell>
          <table:table-cell office:value-type="float" office:value="45.0">
            <text:p>4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6">
            <text:p>-6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940">
            <text:p>AA-23940</text:p>
          </table:table-cell>
          <table:table-cell office:value-type="float" office:value="53.36">
            <text:p>53.36</text:p>
          </table:table-cell>
          <table:table-cell office:value-type="float" office:value="0.23">
            <text:p>0.23</text:p>
          </table:table-cell>
          <table:table-cell office:value-type="float" office:value="7570.0">
            <text:p>7570.0</text:p>
          </table:table-cell>
          <table:table-cell office:value-type="float" office:value="95.0">
            <text:p>95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-13.2">
            <text:p>-13.2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HortonEtal2000,ShennanEtal2018">
            <text:p>HortonEtal2000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Q-844">
            <text:p>Q-844</text:p>
          </table:table-cell>
          <table:table-cell office:value-type="float" office:value="53.23">
            <text:p>53.23</text:p>
          </table:table-cell>
          <table:table-cell office:value-type="float" office:value="0.34">
            <text:p>0.34</text:p>
          </table:table-cell>
          <table:table-cell office:value-type="float" office:value="2815.0">
            <text:p>281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3">
            <text:p>-2.8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95">
            <text:p>AA-23895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4140.0">
            <text:p>41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8">
            <text:p>-4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a,ShennanEtal2018">
            <text:p>ShennanEtal2000a,ShennanEtal2018</text:p>
          </table:table-cell>
        </table:table-row>
        <table:table-row>
          <table:table-cell office:value-type="string" office:value="Lincolnshire_Marshes">
            <text:p>Lincolnshire_Marshes</text:p>
          </table:table-cell>
          <table:table-cell office:value-type="string" office:value="radiocarbon">
            <text:p>radiocarbon</text:p>
          </table:table-cell>
          <table:table-cell office:value-type="string" office:value="AA-23826">
            <text:p>AA-23826</text:p>
          </table:table-cell>
          <table:table-cell office:value-type="float" office:value="53.27">
            <text:p>53.27</text:p>
          </table:table-cell>
          <table:table-cell office:value-type="float" office:value="0.32">
            <text:p>0.32</text:p>
          </table:table-cell>
          <table:table-cell office:value-type="float" office:value="2115.0">
            <text:p>211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Etal2000a,ShennanEtal2018">
            <text:p>ShennanEtal2000a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